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85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2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2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2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top="12.00pt" fo:margin-bottom="6.00pt"/>
    </style:style>
    <style:style style:name="P3" style:family="paragraph">
      <style:paragraph-properties fo:line-height="100.00%" fo:text-align="justify" fo:margin-top="12.00pt" fo:margin-bottom="6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 fo:margin-top="12.00pt" fo:margin-bottom="6.00p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 fo:margin-top="12.00pt" fo:margin-bottom="6.00p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 fo:margin-top="12.00pt" fo:margin-bottom="6.00p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 fo:margin-top="12.00pt" fo:margin-bottom="6.00pt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 fo:margin-top="12.00pt" fo:margin-bottom="6.00pt"/>
    </style:style>
    <style:style style:name="P14" style:family="paragraph">
      <style:paragraph-properties fo:line-height="100.00%" fo:text-align="justify"/>
    </style:style>
  </office:automatic-styles>
  <office:body>
    <office:text>
      <text:p text:style-name="P1"><text:span text:style-name="T1">Daniel<text:tab/>Ceranka</text:span></text:p>
      <text:p text:style-name="P1"><text:span text:style-name="T1">123468, Grupa 1</text:span></text:p>
      <text:p text:style-name="P1"><text:span text:style-name="T2"/></text:p>
      <text:p text:style-name="P1"><text:span text:style-name="T2"/></text:p>
      <text:p text:style-name="P2"><text:span text:style-name="T3">Zadania semestralne zaprojektowanie gry Wisielec</text:span></text:p>
      <text:p text:style-name="P3"><text:span text:style-name="T4">O</text:span><text:span text:style-name="T5">świadczenie</text:span></text:p>
      <text:p text:style-name="P4"><text:span text:style-name="T6">Świadomy odpowiedzialności prawnej oświadczam, że niniejszy projekt został napisany przeze mnie samodzielnie i nie zawiera treści uzyskanych w spos</text:span><text:span text:style-name="T7">ób niezgodny z obowi</text:span><text:span text:style-name="T8">ązującymi przepisami.</text:span></text:p>
      <text:p text:style-name="P4"><text:span text:style-name="T9">O</text:span><text:span text:style-name="T10">świadczam r</text:span><text:span text:style-name="T11">ównie</text:span><text:span text:style-name="T12">ż, że przedstawiona praca nie była wcześniej przedmiotem procedur związanych z uzyskaniem tytułu zawodowego lub zaliczenia przedmiotu z żadnej uczelni ani szkoły.</text:span></text:p>
      <text:p text:style-name="P4"><text:span text:style-name="T13"/></text:p>
      <text:p text:style-name="P5"><text:span text:style-name="T14">Manual</text:span></text:p>
      <text:p text:style-name="P5"><text:span text:style-name="T15">Uruchomienie programu:<text:line-break/>Program sk</text:span><text:span text:style-name="T16">łada się z trzech plik</text:span><text:span text:style-name="T17">ów: "funkcje_wisielec.h", "funkcje_wisielec.cpp" i "main.cpp". Aby uruchomi</text:span><text:span text:style-name="T18">ć program, skompiluj i uruchom plik "main.cpp" wraz z pozostałymi plikami.</text:span></text:p>
      <text:p text:style-name="P5"><text:span text:style-name="T19">Instrukcje:<text:line-break/>Po uruchomieniu programu, zostan</text:span><text:span text:style-name="T20">ą wyświetlone informacje o grze.<text:line-break/>Następnie zostanie zapytane, ile graczy będzie brać udział w grze. Możliwe są dwie opcje: gra dw</text:span><text:span text:style-name="T21">óch graczy lub gra z komputerem.<text:line-break/>Je</text:span><text:span text:style-name="T22">śli wybrano grę dw</text:span><text:span text:style-name="T23">óch graczy, jeden z graczy zostanie poproszony o wpisanie has</text:span><text:span text:style-name="T24">ła, a drugi gracz będzie zgadywał.<text:line-break/>Jeśli wybrano grę z komputerem, komputer wylosuje hasło, kt</text:span><text:span text:style-name="T25">óre gracz b</text:span><text:span text:style-name="T26">ędzie musiał odgadnąć.<text:line-break/>Podczas zgadywania liter, wpisz literę i naciśnij klawisz Enter.<text:line-break/>Gra będzie informować o poprawnych lub błędnych odpowiedziach.<text:line-break/>Bieżący stan gry oraz rysunek wisielca będą wyświetlane po każdej odpowiedzi.<text:line-break/>Po zakończeniu gry (wygranej lub przegranej), zostaną wyświetlone odpowiednie komunikaty.</text:span></text:p>
      <text:p text:style-name="P5"><text:span text:style-name="T27">Dodatkowe funkcje:<text:line-break/>Wyniki zostaj</text:span><text:span text:style-name="T28">ą zapisane w pliku "wyniki.txt".<text:line-break/>Możliwe jest dodanie własnych haseł do pliku "hasla.txt" w celu rozszerzenia puli haseł.</text:span></text:p>
      <text:p text:style-name="P5"><text:span text:style-name="T28">Przykładowe dane wejscia:<text:line-break/>ilu graczy : 1<text:line-break/>hasło: haslo<text:line-break/>litera 1: h<text:line-break/></text:span><text:span text:style-name="T29">litera 2: a<text:line-break/>litera 3: s<text:line-break/>litera 4: l<text:line-break/>litera 5:o</text:span><text:span text:style-name="T30"/></text:p>
      <text:p text:style-name="P5"><text:span text:style-name="T31">Zadanie, które program ma realizowa</text:span><text:span text:style-name="T32">ć</text:span></text:p>
      <text:p text:style-name="P5"><text:span text:style-name="T33">"Wisielec" to konsolowa gra polegaj</text:span><text:span text:style-name="T34">ąca na zgadywaniu ukrytego hasła. Gracz ma za zadanie odgadnąć hasło, podając litery. Jeśli podana litera znajduje się w haśle, zostanie odkryta na odpowiednich pozycjach. Jeśli podana litera nie występuje w haśle, gracz popełnia błąd. Gracz ma na początku 6 szans na popełnienie błęd</text:span><text:span text:style-name="T35">ów. Je</text:span><text:span text:style-name="T36">śli popełni 6 błęd</text:span><text:span text:style-name="T37">ów, gra ko</text:span><text:span text:style-name="T38">ńczy się przegraną. Jeśli uda mu się odgadnąć hasło przed popełnieniem 6 błęd</text:span><text:span text:style-name="T39">ów, gra ko</text:span><text:span text:style-name="T40">ńczy się wygraną.</text:span><text:span text:style-name="T41"/></text:p>
      <text:p text:style-name="P5"><text:span text:style-name="T42">Lista opcji do wyboru z krótkim opisem ka</text:span><text:span text:style-name="T43">żdej z nich</text:span></text:p>
      <text:p text:style-name="P5"><text:span text:style-name="T44">Tryb gry dwuosobowej - Gracz wpisuje has</text:span><text:span text:style-name="T45">ło dla drugiego gracza, kt</text:span><text:span text:style-name="T46">óry ma je odgadn</text:span><text:span text:style-name="T47">ąć.</text:span></text:p>
      <text:p text:style-name="P5"><text:span text:style-name="T48">Tryb gry z komputerem - Komputer losowo wybiera has</text:span><text:span text:style-name="T49">ło, kt</text:span><text:span text:style-name="T50">óre gracz ma odgadn</text:span><text:span text:style-name="T51">ąć.</text:span></text:p>
      <text:p text:style-name="P5"><text:span text:style-name="T52">Nietypowe zachowania programu</text:span></text:p>
      <text:p text:style-name="P5"><text:span text:style-name="T53">Has</text:span><text:span text:style-name="T54">ła do odgadnięcia w przypadku gry z komputerem są pobierane z pliku "hasla.txt", kt</text:span><text:span text:style-name="T55">óry musi znajdowa</text:span><text:span text:style-name="T56">ć się w tym samym katalogu co program.</text:span></text:p>
      <text:p text:style-name="P5"><text:span text:style-name="T57">Niezgodno</text:span><text:span text:style-name="T58">ści z założeniami przekazanymi w treści zadania </text:span></text:p>
      <text:p text:style-name="P6"><text:span text:style-name="T59">brak</text:span></text:p>
      <text:p text:style-name="P6"><text:span text:style-name="T60"/></text:p>
      <text:p text:style-name="P7"><text:span text:style-name="T61">Sk</text:span><text:span text:style-name="T62">ładnia danych wejściowych i wyjściowych </text:span></text:p>
      <text:p text:style-name="P8"><text:span text:style-name="T63">Dane wej</text:span><text:span text:style-name="T64">ściowe:</text:span></text:p>
      <text:p text:style-name="P8"><text:span text:style-name="T65">W trybie gry dwuosobowej: gracz wpisuje has</text:span><text:span text:style-name="T66">ło dla drugiego gracza.</text:span></text:p>
      <text:p text:style-name="P8"><text:span text:style-name="T67">W trybie gry z komputerem: brak danych wej</text:span><text:span text:style-name="T68">ściowych.</text:span></text:p>
      <text:p text:style-name="P8"><text:span text:style-name="T69">Podawanie liter do odgadywania: gracz wpisuje pojedyncz</text:span><text:span text:style-name="T70">ą literę.</text:span></text:p>
      <text:p text:style-name="P8"><text:span text:style-name="T71">Dane wyj</text:span><text:span text:style-name="T72">ściowe:</text:span></text:p>
      <text:p text:style-name="P8"><text:span text:style-name="T73">Aktualny stan gry, w tym wy</text:span><text:span text:style-name="T74">świetlanie częściowo odgadniętego hasła i liczby błędnych pr</text:span><text:span text:style-name="T75">ób.<text:line-break/>Informacje o zako</text:span><text:span text:style-name="T76">ńczeniu gry, czy to z powodu odgadnięcia hasła lub przegranej.</text:span></text:p>
      <text:p text:style-name="P9"><text:span text:style-name="T77">Struktura plików, typy danych przechowywane w poszczególnych polach pliku</text:span></text:p>
      <text:p text:style-name="P9"><text:span text:style-name="T78">Plik "funkcje_wisielec.h": zawiera deklaracje klas i ich metod.<text:line-break/>Plik "funkcje_wisielec.cpp": zawiera definicje funkcji i klas wykorzystywanych w programie.<text:line-break/>Plik "main.cpp": zawiera funkcj</text:span><text:span text:style-name="T79">ę main(), kt</text:span><text:span text:style-name="T80">óra uruchamia gr</text:span><text:span text:style-name="T81">ę.<text:line-break/>Plik "hasla.txt": zawiera hasła, z kt</text:span><text:span text:style-name="T82">órych losowo wybierane jest jedno do odgadni</text:span><text:span text:style-name="T83">ęcia przez gracza.</text:span></text:p>
      <text:p text:style-name="P9"><text:span text:style-name="T84">Struktura katalogów niezb</text:span><text:span text:style-name="T85">ędna dla poprawnego działania programu</text:span></text:p>
      <text:p text:style-name="P10"><text:span text:style-name="T86">Wszystkie pliki programu (3 pliki<text:s/></text:span><text:span text:style-name="T87">źr</text:span><text:span text:style-name="T88">ód</text:span><text:span text:style-name="T89">łowe i plik "hasla.txt") muszą znajdować się w tym samym katalogu.</text:span></text:p>
      <text:p text:style-name="P10"><text:span text:style-name="T90"/></text:p>
      <text:p text:style-name="P10"><text:span text:style-name="T91">Opis kodu</text:span></text:p>
      <text:p text:style-name="P11"><text:span text:style-name="T92">Plik main.cpp jest plikiem g</text:span><text:span text:style-name="T93">ł</text:span><text:span text:style-name="T94">ównym programu "Wisielec" i odpowiedzialny jest za uruchomienie gry oraz obs</text:span><text:span text:style-name="T95">ługę gł</text:span><text:span text:style-name="T96">ównej logiki gry.<text:line-break/>Importuje niezb</text:span><text:span text:style-name="T97">ędne biblioteki.<text:line-break/>Importuje plik nagł</text:span><text:span text:style-name="T98">ówkowy funkcje_wisielec.h, który zawiera deklaracje klas i funkcji.<text:line-break/>Definiuje funkcj</text:span><text:span text:style-name="T99">ę info() do wyświetlania podstawowych informacji o grze.<text:line-break/>Tworzy obiekt klasy WisielecGra o nazwie G.<text:line-break/>Wywołuje metodę G.Gra() do rozpoczęcia gry.<text:line-break/>Zwraca wartość 0 po zakonczeniu dzialania.</text:span></text:p>
      <text:p text:style-name="P11"><text:span text:style-name="T100">Plik funkcje_wisielec.h zawiera deklaracje klas WisielecGra, Gracz, CzlowiekGracz i KomputerGracz, a tak</text:span><text:span text:style-name="T101">że deklaracje funkcji info().<text:line-break/>Importuje niezbędne biblioteki.<text:line-break/>Deklaruje funkcję info() do wyświetlania podstawowych informacji o grze.<text:line-break/>Deklaruje klasę WisielecGra, kt</text:span><text:span text:style-name="T102">óra jest odpowiedzialna za logik</text:span><text:span text:style-name="T103">ę gry.<text:line-break/>Deklaruje klasę Gracz, kt</text:span><text:span text:style-name="T104">óra jest podstawow</text:span><text:span text:style-name="T105">ą klasą dla gracza.<text:line-break/>Deklaruje klasę CzlowiekGracz, kt</text:span><text:span text:style-name="T106">óra dziedziczy po klasie Gracz i reprezentuje gracza<text:s/></text:span><text:span text:style-name="T107">w razie wyboru gry na 2 graczy</text:span><text:span text:style-name="T108">.<text:line-break/>Deklaruje klasę KomputerGracz, kt</text:span><text:span text:style-name="T109">óra dziedziczy po klasie Gracz i reprezentuje gracza<text:s/></text:span><text:span text:style-name="T110">w razie wyboru gry z komputerem</text:span><text:span text:style-name="T111">.</text:span></text:p>
      <text:p text:style-name="P11"><text:span text:style-name="T112">Plik funkcje_wisielec.cpp zawiera implementacje metod i funkcji zadeklarowanych w pliku nag</text:span><text:span text:style-name="T113">ł</text:span><text:span text:style-name="T114">ówkowym funkcje_wisielec.h.<text:line-break/>Importuje plik nag</text:span><text:span text:style-name="T115">ł</text:span><text:span text:style-name="T116">ówkowy funkcje_wisielec.h.<text:line-break/>Definiuje funkcj</text:span><text:span text:style-name="T117">ę main(), kt</text:span><text:span text:style-name="T118">óra jest punktem wej</text:span><text:span text:style-name="T119">ścia do programu.<text:line-break/>Wywołuje funkcję info() do wyświetlenia podstawowych informacji o grze.<text:line-break/>Tworzy obiekt klasy WisielecGra o nazwie G.<text:line-break/>Wywołuje metodę G.Gra() do rozpoczęcia gry.<text:line-break/>Zwraca wartość 0.</text:span></text:p>
      <text:p text:style-name="P11"><text:span text:style-name="T120">Lista plików z kodem<text:s/></text:span><text:span text:style-name="T121">źr</text:span><text:span text:style-name="T122">ód</text:span><text:span text:style-name="T123">łowym wchodzących w skład programu</text:span></text:p>
      <text:p text:style-name="P12"><text:span text:style-name="T124">"funkcje_wisielec.h" - zawiera definicje funkcji i klas u</text:span><text:span text:style-name="T125">żywanych w programie.</text:span></text:p>
      <text:p text:style-name="P12"><text:span text:style-name="T126">"funkcje_wisielec.cpp" - zawiera implementacje metod klas i funkcji pomocniczych.</text:span></text:p>
      <text:p text:style-name="P12"><text:span text:style-name="T126">"main.cpp" - zawiera funkcj</text:span><text:span text:style-name="T127">ę main(), kt</text:span><text:span text:style-name="T128">óra uruchamia gr</text:span><text:span text:style-name="T129">ę i obsługuje logikę gry.</text:span></text:p>
      <text:p text:style-name="P12"><text:span text:style-name="T130"/></text:p>
      <text:p text:style-name="P13"><text:span text:style-name="T131">Diagram klas<text:line-break/><text:line-break/></text:span><text:span text:style-name="T132">"</text:span><text:span text:style-name="T133">DiagramKlas</text:span><text:span text:style-name="T134">.cd"</text:span></text:p>
      <text:p text:style-name="P14"><text:span text:style-name="T1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